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 sans-serif"/>
    <style:font-face style:name="Tinos" svg:font-family="Tinos" style:font-family-generic="roman" style:font-pitch="variable"/>
    <style:font-face style:name="Arimo" svg:font-family="Arimo"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value" style:family="table">
      <style:table-properties style:width="17.515cm" fo:margin-left="0.09cm" table:align="left"/>
    </style:style>
    <style:style style:name="value.A" style:family="table-column">
      <style:table-column-properties style:column-width="8.705cm"/>
    </style:style>
    <style:style style:name="value.B" style:family="table-column">
      <style:table-column-properties style:column-width="8.811cm"/>
    </style:style>
    <style:style style:name="value.A1" style:family="table-cell">
      <style:table-cell-properties fo:padding="0.097cm" fo:border-left="0.05pt solid #000000" fo:border-right="none" fo:border-top="0.05pt solid #000000" fo:border-bottom="0.05pt solid #000000"/>
    </style:style>
    <style:style style:name="value.B1" style:family="table-cell">
      <style:table-cell-properties fo:padding="0.097cm" fo:border="0.05pt solid #000000"/>
    </style:style>
    <style:style style:name="value.A2" style:family="table-cell">
      <style:table-cell-properties fo:padding="0.097cm" fo:border-left="0.05pt solid #000000" fo:border-right="none" fo:border-top="none" fo:border-bottom="0.05pt solid #000000"/>
    </style:style>
    <style:style style:name="value.B2" style:family="table-cell">
      <style:table-cell-properties fo:padding="0.097cm" fo:border-left="0.05pt solid #000000" fo:border-right="0.05pt solid #000000" fo:border-top="none" fo:border-bottom="0.05pt solid #000000"/>
    </style:style>
    <style:style style:name="InitialConditions" style:family="table">
      <style:table-properties style:width="17.59cm" table:align="margins"/>
    </style:style>
    <style:style style:name="InitialConditions.A" style:family="table-column">
      <style:table-column-properties style:column-width="8.795cm" style:rel-column-width="32767*"/>
    </style:style>
    <style:style style:name="InitialConditions.B" style:family="table-column">
      <style:table-column-properties style:column-width="8.795cm" style:rel-column-width="32768*"/>
    </style:style>
    <style:style style:name="InitialConditions.A1" style:family="table-cell">
      <style:table-cell-properties fo:padding="0.097cm" fo:border-left="0.05pt solid #000000" fo:border-right="none" fo:border-top="0.05pt solid #000000" fo:border-bottom="0.05pt solid #000000"/>
    </style:style>
    <style:style style:name="InitialConditions.B1" style:family="table-cell">
      <style:table-cell-properties fo:padding="0.097cm" fo:border="0.05pt solid #000000"/>
    </style:style>
    <style:style style:name="InitialConditions.A2" style:family="table-cell">
      <style:table-cell-properties fo:padding="0.097cm" fo:border-left="0.05pt solid #000000" fo:border-right="none" fo:border-top="none" fo:border-bottom="0.05pt solid #000000"/>
    </style:style>
    <style:style style:name="InitialConditions.B2" style:family="table-cell">
      <style:table-cell-properties fo:padding="0.097cm" fo:border-left="0.05pt solid #000000" fo:border-right="0.05pt solid #000000" fo:border-top="none" fo:border-bottom="0.05pt solid #000000"/>
    </style:style>
    <style:style style:name="PeerReviewMatrix" style:family="table">
      <style:table-properties style:width="11.442cm" fo:margin-left="1.586cm" table:align="left" style:may-break-between-rows="false"/>
    </style:style>
    <style:style style:name="PeerReviewMatrix.A" style:family="table-column">
      <style:table-column-properties style:column-width="2.88cm"/>
    </style:style>
    <style:style style:name="PeerReviewMatrix.B" style:family="table-column">
      <style:table-column-properties style:column-width="1.092cm"/>
    </style:style>
    <style:style style:name="PeerReviewMatrix.C" style:family="table-column">
      <style:table-column-properties style:column-width="1.263cm"/>
    </style:style>
    <style:style style:name="PeerReviewMatrix.D" style:family="table-column">
      <style:table-column-properties style:column-width="1.196cm"/>
    </style:style>
    <style:style style:name="PeerReviewMatrix.E" style:family="table-column">
      <style:table-column-properties style:column-width="1.226cm"/>
    </style:style>
    <style:style style:name="PeerReviewMatrix.F" style:family="table-column">
      <style:table-column-properties style:column-width="1.494cm"/>
    </style:style>
    <style:style style:name="PeerReviewMatrix.G" style:family="table-column">
      <style:table-column-properties style:column-width="0.99cm"/>
    </style:style>
    <style:style style:name="PeerReviewMatrix.H" style:family="table-column">
      <style:table-column-properties style:column-width="1.302cm"/>
    </style:style>
    <style:style style:name="PeerReviewMatrix.A1" style:family="table-cell">
      <style:table-cell-properties fo:padding="0.097cm" fo:border-left="0.05pt solid #000000" fo:border-right="none" fo:border-top="0.05pt solid #000000" fo:border-bottom="0.05pt solid #000000"/>
    </style:style>
    <style:style style:name="PeerReviewMatrix.H1" style:family="table-cell">
      <style:table-cell-properties fo:padding="0.097cm" fo:border="0.05pt solid #000000"/>
    </style:style>
    <style:style style:name="PeerReviewMatrix.A2" style:family="table-cell">
      <style:table-cell-properties fo:padding="0.097cm" fo:border-left="0.05pt solid #000000" fo:border-right="none" fo:border-top="none" fo:border-bottom="0.05pt solid #000000"/>
    </style:style>
    <style:style style:name="PeerReviewMatrix.H2" style:family="table-cell">
      <style:table-cell-properties fo:padding="0.097cm" fo:border-left="0.05pt solid #000000" fo:border-right="0.05pt solid #000000" fo:border-top="none" fo:border-bottom="0.05pt solid #000000"/>
    </style:style>
    <style:style style:name="WeightedMatrix" style:family="table">
      <style:table-properties style:width="11.642cm" fo:margin-left="1.646cm" table:align="left"/>
    </style:style>
    <style:style style:name="WeightedMatrix.A" style:family="table-column">
      <style:table-column-properties style:column-width="3.701cm"/>
    </style:style>
    <style:style style:name="WeightedMatrix.B" style:family="table-column">
      <style:table-column-properties style:column-width="1.887cm"/>
    </style:style>
    <style:style style:name="WeightedMatrix.C" style:family="table-column">
      <style:table-column-properties style:column-width="1.513cm"/>
    </style:style>
    <style:style style:name="WeightedMatrix.A1" style:family="table-cell">
      <style:table-cell-properties fo:padding="0.097cm" fo:border-left="0.05pt solid #000000" fo:border-right="none" fo:border-top="0.05pt solid #000000" fo:border-bottom="0.05pt solid #000000"/>
    </style:style>
    <style:style style:name="WeightedMatrix.F1" style:family="table-cell">
      <style:table-cell-properties fo:padding="0.097cm" fo:border="0.05pt solid #000000"/>
    </style:style>
    <style:style style:name="WeightedMatrix.A2" style:family="table-cell">
      <style:table-cell-properties fo:padding="0.097cm" fo:border-left="0.05pt solid #000000" fo:border-right="none" fo:border-top="none" fo:border-bottom="0.05pt solid #000000"/>
    </style:style>
    <style:style style:name="WeightedMatrix.F2" style:family="table-cell">
      <style:table-cell-properties fo:padding="0.097cm" fo:border-left="0.05pt solid #000000" fo:border-right="0.05pt solid #000000" fo:border-top="none" fo:border-bottom="0.05pt solid #000000"/>
    </style:style>
    <style:style style:name="Table1" style:family="table">
      <style:table-properties style:width="10.409cm" fo:margin-left="1.646cm" table:align="left"/>
    </style:style>
    <style:style style:name="Table1.A" style:family="table-column">
      <style:table-column-properties style:column-width="8.109cm"/>
    </style:style>
    <style:style style:name="Table1.B" style:family="table-column">
      <style:table-column-properties style:column-width="2.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8.253cm" fo:margin-left="1.674cm" table:align="left"/>
    </style:style>
    <style:style style:name="Table2.A" style:family="table-column">
      <style:table-column-properties style:column-width="6.881cm"/>
    </style:style>
    <style:style style:name="Table2.B" style:family="table-column">
      <style:table-column-properties style:column-width="1.372cm"/>
    </style:style>
    <style:style style:name="Table2.1" style:family="table-row">
      <style:table-row-properties fo:keep-together="auto"/>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8.886cm" table:align="left"/>
    </style:style>
    <style:style style:name="Table3.A" style:family="table-column">
      <style:table-column-properties style:column-width="3.163cm"/>
    </style:style>
    <style:style style:name="Table3.B" style:family="table-column">
      <style:table-column-properties style:column-width="1.145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2.97cm" table:align="left" style:shadow="none"/>
    </style:style>
    <style:style style:name="Table4.A" style:family="table-column">
      <style:table-column-properties style:column-width="2.2cm"/>
    </style:style>
    <style:style style:name="Table4.B" style:family="table-column">
      <style:table-column-properties style:column-width="5.091cm"/>
    </style:style>
    <style:style style:name="Table4.C" style:family="table-column">
      <style:table-column-properties style:column-width="5.68cm"/>
    </style:style>
    <style:style style:name="Table4.A1" style:family="table-cell">
      <style:table-cell-properties style:vertical-align="middle" fo:padding="0.049cm" fo:border-left="0.05pt solid #000000" fo:border-right="none" fo:border-top="0.05pt solid #000000" fo:border-bottom="0.05pt solid #000000"/>
    </style:style>
    <style:style style:name="Table4.C1" style:family="table-cell">
      <style:table-cell-properties fo:padding="0.049cm" fo:border="0.05pt solid #000000"/>
    </style:style>
    <style:style style:name="Table4.2" style:family="table-row">
      <style:table-row-properties style:min-row-height="0.011cm"/>
    </style:style>
    <style:style style:name="Table4.A2" style:family="table-cell">
      <style:table-cell-properties style:vertical-align="middle" fo:padding="0.049cm" fo:border-left="0.05pt solid #000000" fo:border-right="none" fo:border-top="none" fo:border-bottom="0.05pt solid #000000"/>
    </style:style>
    <style:style style:name="Table4.C2" style:family="table-cell">
      <style:table-cell-properties style:vertical-align="middle" fo:padding="0.049cm" fo:border-left="0.05pt solid #000000" fo:border-right="0.05pt solid #000000" fo:border-top="none" fo:border-bottom="0.05pt solid #000000"/>
    </style:style>
    <style:style style:name="Table4.A4" style:family="table-cell">
      <style:table-cell-properties style:vertical-align="middle" fo:padding="0.049cm" fo:border-left="0.05pt solid #000000" fo:border-right="0.05pt solid #000000" fo:border-top="0.05pt solid #000000" fo:border-bottom="none"/>
    </style:style>
    <style:style style:name="Table4.A5" style:family="table-cell">
      <style:table-cell-properties style:vertical-align="middle" fo:padding="0.049cm" fo:border-left="0.05pt solid #000000" fo:border-right="0.05pt solid #000000" fo:border-top="none" fo:border-bottom="none"/>
    </style:style>
    <style:style style:name="P1" style:family="paragraph" style:parent-style-name="Header">
      <style:paragraph-properties fo:text-align="start" style:justify-single-word="false"/>
      <style:text-properties officeooo:paragraph-rsid="00211a6e"/>
    </style:style>
    <style:style style:name="P2" style:family="paragraph" style:parent-style-name="Text_20_body">
      <style:text-properties officeooo:rsid="000cf6ab" officeooo:paragraph-rsid="0024d6d1"/>
    </style:style>
    <style:style style:name="P3" style:family="paragraph" style:parent-style-name="Text_20_body">
      <style:text-properties officeooo:rsid="000e52ff" officeooo:paragraph-rsid="0024d6d1"/>
    </style:style>
    <style:style style:name="P4" style:family="paragraph" style:parent-style-name="Text_20_body">
      <style:text-properties officeooo:rsid="000f6ecf" officeooo:paragraph-rsid="0024d6d1"/>
    </style:style>
    <style:style style:name="P5" style:family="paragraph" style:parent-style-name="Text_20_body">
      <style:text-properties officeooo:rsid="000e6c10" officeooo:paragraph-rsid="0024d6d1"/>
    </style:style>
    <style:style style:name="P6" style:family="paragraph" style:parent-style-name="Text_20_body">
      <style:text-properties officeooo:rsid="002715d4" officeooo:paragraph-rsid="002715d4"/>
    </style:style>
    <style:style style:name="P7" style:family="paragraph" style:parent-style-name="Text_20_body">
      <style:text-properties officeooo:rsid="002876b9" officeooo:paragraph-rsid="00297ace"/>
    </style:style>
    <style:style style:name="P8" style:family="paragraph" style:parent-style-name="Text_20_body">
      <style:text-properties officeooo:rsid="002bee0d" officeooo:paragraph-rsid="002bee0d"/>
    </style:style>
    <style:style style:name="P9" style:family="paragraph" style:parent-style-name="Text_20_body">
      <style:text-properties officeooo:rsid="00300b74" officeooo:paragraph-rsid="00300b74"/>
    </style:style>
    <style:style style:name="P10" style:family="paragraph" style:parent-style-name="Text_20_body">
      <style:text-properties officeooo:rsid="003510df" officeooo:paragraph-rsid="003510df"/>
    </style:style>
    <style:style style:name="P11" style:family="paragraph" style:parent-style-name="Subtitle">
      <style:paragraph-properties fo:text-align="start" style:justify-single-word="false"/>
      <style:text-properties officeooo:paragraph-rsid="002715d4"/>
    </style:style>
    <style:style style:name="P12" style:family="paragraph" style:parent-style-name="Table_20_Contents">
      <style:text-properties fo:font-weight="bold" officeooo:rsid="000f6ecf" officeooo:paragraph-rsid="0024d6d1" style:font-weight-asian="bold" style:font-weight-complex="bold"/>
    </style:style>
    <style:style style:name="P13" style:family="paragraph" style:parent-style-name="Table_20_Contents">
      <style:paragraph-properties fo:text-align="center" style:justify-single-word="false"/>
      <style:text-properties fo:font-weight="bold" officeooo:rsid="0024d6d1" officeooo:paragraph-rsid="0024d6d1" style:font-weight-asian="bold" style:font-weight-complex="bold"/>
    </style:style>
    <style:style style:name="P14" style:family="paragraph" style:parent-style-name="Table_20_Contents">
      <style:paragraph-properties fo:text-align="center" style:justify-single-word="false"/>
      <style:text-properties fo:font-weight="bold" officeooo:paragraph-rsid="0024d6d1" style:font-weight-asian="bold" style:font-weight-complex="bold"/>
    </style:style>
    <style:style style:name="P15" style:family="paragraph" style:parent-style-name="Table_20_Contents">
      <style:paragraph-properties fo:text-align="center" style:justify-single-word="false"/>
      <style:text-properties fo:font-weight="bold" officeooo:rsid="0024f465" officeooo:paragraph-rsid="0024f465" style:font-weight-asian="bold" style:font-weight-complex="bold"/>
    </style:style>
    <style:style style:name="P16" style:family="paragraph" style:parent-style-name="Table_20_Contents">
      <style:paragraph-properties fo:text-align="center" style:justify-single-word="false"/>
      <style:text-properties fo:font-weight="bold" officeooo:rsid="0024f465" officeooo:paragraph-rsid="00258a59" style:font-weight-asian="bold" style:font-weight-complex="bold"/>
    </style:style>
    <style:style style:name="P17" style:family="paragraph" style:parent-style-name="Table_20_Contents">
      <style:text-properties officeooo:rsid="000f6ecf" officeooo:paragraph-rsid="0024d6d1"/>
    </style:style>
    <style:style style:name="P18" style:family="paragraph" style:parent-style-name="Table_20_Contents">
      <style:text-properties officeooo:paragraph-rsid="0024d6d1"/>
    </style:style>
    <style:style style:name="P19" style:family="paragraph" style:parent-style-name="Table_20_Contents">
      <style:paragraph-properties fo:text-align="center" style:justify-single-word="false"/>
      <style:text-properties officeooo:rsid="0024d6d1" officeooo:paragraph-rsid="0024d6d1"/>
    </style:style>
    <style:style style:name="P20" style:family="paragraph" style:parent-style-name="Table_20_Contents">
      <style:paragraph-properties fo:text-align="center" style:justify-single-word="false"/>
      <style:text-properties officeooo:rsid="0024eb78" officeooo:paragraph-rsid="0024eb78"/>
    </style:style>
    <style:style style:name="P21" style:family="paragraph" style:parent-style-name="Table_20_Contents">
      <style:paragraph-properties fo:text-align="center" style:justify-single-word="false"/>
      <style:text-properties officeooo:rsid="0024f465" officeooo:paragraph-rsid="0024f465"/>
    </style:style>
    <style:style style:name="P22" style:family="paragraph" style:parent-style-name="Table_20_Contents">
      <style:paragraph-properties fo:text-align="center" style:justify-single-word="false"/>
    </style:style>
    <style:style style:name="P23" style:family="paragraph" style:parent-style-name="Standard">
      <style:text-properties officeooo:rsid="000d7152" officeooo:paragraph-rsid="002e7b21"/>
    </style:style>
    <style:style style:name="P24" style:family="paragraph" style:parent-style-name="Standard">
      <style:text-properties officeooo:rsid="0041c27a" officeooo:paragraph-rsid="0041c27a"/>
    </style:style>
    <style:style style:name="P25" style:family="paragraph" style:parent-style-name="Standard">
      <style:text-properties officeooo:rsid="004db505" officeooo:paragraph-rsid="004db505"/>
    </style:style>
    <style:style style:name="P26" style:family="paragraph" style:parent-style-name="Standard">
      <style:text-properties officeooo:rsid="004db505" officeooo:paragraph-rsid="0051aa1e"/>
    </style:style>
    <style:style style:name="P27" style:family="paragraph" style:parent-style-name="Standard" style:master-page-name="">
      <style:paragraph-properties style:page-number="auto"/>
      <style:text-properties officeooo:rsid="004d4db1" officeooo:paragraph-rsid="004d4db1"/>
    </style:style>
    <style:style style:name="P28" style:family="paragraph" style:parent-style-name="Text_20_body">
      <style:text-properties officeooo:rsid="00388584" officeooo:paragraph-rsid="0039de41"/>
    </style:style>
    <style:style style:name="P29" style:family="paragraph" style:parent-style-name="Text_20_body">
      <style:text-properties officeooo:rsid="003b4085" officeooo:paragraph-rsid="003caa20"/>
    </style:style>
    <style:style style:name="P30" style:family="paragraph" style:parent-style-name="Text_20_body">
      <style:text-properties officeooo:rsid="004054a5" officeooo:paragraph-rsid="0048e25c"/>
    </style:style>
    <style:style style:name="P31" style:family="paragraph" style:parent-style-name="Text_20_body">
      <style:text-properties fo:font-style="italic" style:font-style-asian="italic" style:font-style-complex="italic"/>
    </style:style>
    <style:style style:name="P32" style:family="paragraph" style:parent-style-name="Text_20_body">
      <style:text-properties officeooo:rsid="00409efe" officeooo:paragraph-rsid="00409efe"/>
    </style:style>
    <style:style style:name="P33" style:family="paragraph" style:parent-style-name="Text_20_body">
      <style:text-properties officeooo:rsid="004bd5ba" officeooo:paragraph-rsid="004bd5ba"/>
    </style:style>
    <style:style style:name="P34" style:family="paragraph" style:parent-style-name="Text_20_body">
      <style:text-properties officeooo:paragraph-rsid="0024d6d1"/>
    </style:style>
    <style:style style:name="P35" style:family="paragraph" style:parent-style-name="Text_20_body" style:master-page-name="">
      <style:paragraph-properties fo:margin-left="1.6cm" fo:margin-right="0cm" fo:margin-top="0cm" fo:margin-bottom="0.247cm" loext:contextual-spacing="false" fo:line-height="120%" fo:text-indent="0cm" style:auto-text-indent="false" style:page-number="auto"/>
      <style:text-properties officeooo:rsid="002715d4" officeooo:paragraph-rsid="0024eb78"/>
    </style:style>
    <style:style style:name="P36" style:family="paragraph" style:parent-style-name="Heading_20_1" style:list-style-name="WW8Num1">
      <style:text-properties officeooo:paragraph-rsid="002e7b21"/>
    </style:style>
    <style:style style:name="P37" style:family="paragraph" style:parent-style-name="Heading_20_1" style:list-style-name="WW8Num1">
      <style:text-properties fo:font-size="16pt" fo:font-weight="normal" officeooo:rsid="0030fb11" officeooo:paragraph-rsid="0054bc11" style:font-size-asian="16pt" style:font-weight-asian="normal" style:font-size-complex="16pt" style:font-weight-complex="normal"/>
    </style:style>
    <style:style style:name="P38" style:family="paragraph" style:parent-style-name="Heading_20_1">
      <style:paragraph-properties fo:break-before="page"/>
      <style:text-properties officeooo:rsid="004bd5ba" officeooo:paragraph-rsid="004bd5ba"/>
    </style:style>
    <style:style style:name="P39" style:family="paragraph" style:parent-style-name="Heading_20_1" style:list-style-name="WW8Num1" style:master-page-name="">
      <style:paragraph-properties fo:margin-left="0.101cm" fo:margin-right="0cm" fo:margin-top="0.423cm" fo:margin-bottom="0.212cm" loext:contextual-spacing="false" fo:text-indent="0cm" style:auto-text-indent="false" style:page-number="auto" fo:keep-with-next="always"/>
      <style:text-properties officeooo:paragraph-rsid="002e7b21"/>
    </style:style>
    <style:style style:name="P40" style:family="paragraph" style:parent-style-name="Subtitle">
      <style:paragraph-properties fo:text-align="start" style:justify-single-word="false"/>
      <style:text-properties officeooo:rsid="002715d4" officeooo:paragraph-rsid="002715d4"/>
    </style:style>
    <style:style style:name="P41" style:family="paragraph" style:parent-style-name="Title" style:master-page-name="Standard">
      <style:paragraph-properties fo:margin-left="0cm" fo:margin-right="0cm" fo:margin-top="0.423cm" fo:margin-bottom="0.212cm" loext:contextual-spacing="false" fo:text-align="center" style:justify-single-word="false" fo:text-indent="0cm" style:auto-text-indent="false" style:page-number="auto" fo:keep-with-next="always"/>
    </style:style>
    <style:style style:name="P42" style:family="paragraph" style:parent-style-name="Heading_20_2">
      <style:text-properties officeooo:rsid="000cf6ab" officeooo:paragraph-rsid="0024d6d1"/>
    </style:style>
    <style:style style:name="P43" style:family="paragraph" style:parent-style-name="Heading_20_2">
      <style:text-properties officeooo:rsid="000e52ff" officeooo:paragraph-rsid="0024d6d1"/>
    </style:style>
    <style:style style:name="P44" style:family="paragraph" style:parent-style-name="Heading_20_2">
      <style:text-properties officeooo:paragraph-rsid="0024d6d1"/>
    </style:style>
    <style:style style:name="P45" style:family="paragraph" style:parent-style-name="Heading_20_3">
      <style:text-properties officeooo:rsid="0024eb78" officeooo:paragraph-rsid="0024eb78"/>
    </style:style>
    <style:style style:name="P46" style:family="paragraph" style:parent-style-name="Table_20_Contents" style:list-style-name="WW8Num1">
      <style:text-properties officeooo:paragraph-rsid="002e7b21"/>
    </style:style>
    <style:style style:name="P47" style:family="paragraph" style:parent-style-name="Table_20_Contents" style:list-style-name="WW8Num1">
      <style:text-properties fo:font-weight="bold" officeooo:rsid="000f6ecf" officeooo:paragraph-rsid="002e7b21" style:font-weight-asian="bold" style:font-weight-complex="bold"/>
    </style:style>
    <style:style style:name="P48" style:family="paragraph" style:parent-style-name="Table_20_Contents">
      <style:text-properties fo:font-weight="bold" officeooo:rsid="000f6ecf" officeooo:paragraph-rsid="002e7b21" style:font-weight-asian="bold" style:font-weight-complex="bold"/>
    </style:style>
    <style:style style:name="P49" style:family="paragraph" style:parent-style-name="Table_20_Contents">
      <style:text-properties fo:font-weight="bold" officeooo:rsid="004054a5" officeooo:paragraph-rsid="004054a5" style:font-weight-asian="bold" style:font-weight-complex="bold"/>
    </style:style>
    <style:style style:name="P50" style:family="paragraph" style:parent-style-name="Table_20_Contents" style:list-style-name="WW8Num1">
      <style:text-properties officeooo:rsid="000f6ecf" officeooo:paragraph-rsid="002e7b21"/>
    </style:style>
    <style:style style:name="P51" style:family="paragraph" style:parent-style-name="Table_20_Contents">
      <style:text-properties officeooo:rsid="000f6ecf" officeooo:paragraph-rsid="002e7b21"/>
    </style:style>
    <style:style style:name="P52" style:family="paragraph" style:parent-style-name="Table_20_Contents">
      <style:text-properties officeooo:rsid="004054a5" officeooo:paragraph-rsid="004054a5"/>
    </style:style>
    <style:style style:name="P53" style:family="paragraph" style:parent-style-name="Table_20_Contents">
      <style:text-properties officeooo:paragraph-rsid="004054a5"/>
    </style:style>
    <style:style style:name="P54" style:family="paragraph" style:parent-style-name="Table_20_Contents">
      <style:text-properties style:font-name="arial" fo:font-size="10pt" style:font-size-asian="10pt" style:font-size-complex="10pt"/>
    </style:style>
    <style:style style:name="P55" style:family="paragraph" style:parent-style-name="Table_20_Contents">
      <style:paragraph-properties fo:text-align="start" style:justify-single-word="false"/>
      <style:text-properties style:font-name="arial" fo:font-size="10pt" style:font-size-asian="10pt" style:font-size-complex="10pt"/>
    </style:style>
    <style:style style:name="P56" style:family="paragraph" style:parent-style-name="Table_20_Contents">
      <style:text-properties style:font-name="arial" fo:font-size="9.75pt" fo:font-weight="bold"/>
    </style:style>
    <style:style style:name="P57" style:family="paragraph" style:parent-style-name="Table_20_Contents">
      <style:text-properties style:font-name="arial" fo:font-size="9.75pt" fo:font-weight="bold" style:font-weight-asian="bold" style:font-weight-complex="bold"/>
    </style:style>
    <style:style style:name="P58" style:family="paragraph" style:parent-style-name="Table_20_Contents">
      <style:paragraph-properties fo:text-align="start" style:justify-single-word="false"/>
      <style:text-properties style:font-name="arial" fo:font-size="9.75pt" fo:font-weight="bold" style:font-weight-asian="bold" style:font-weight-complex="bold"/>
    </style:style>
    <style:style style:name="P59" style:family="paragraph" style:parent-style-name="Table_20_Contents">
      <style:text-properties fo:font-size="2pt" style:font-size-asian="2pt" style:font-size-complex="2pt"/>
    </style:style>
    <style:style style:name="P60" style:family="paragraph" style:parent-style-name="Table_20_Contents">
      <style:paragraph-properties style:writing-mode="lr-tb"/>
    </style:style>
    <style:style style:name="P61" style:family="paragraph" style:parent-style-name="Table_20_Contents">
      <style:paragraph-properties style:writing-mode="lr-tb"/>
      <style:text-properties fo:font-weight="bold" style:font-weight-asian="bold" style:font-weight-complex="bold"/>
    </style:style>
    <style:style style:name="P62" style:family="paragraph" style:parent-style-name="Table_20_Contents">
      <style:paragraph-properties style:writing-mode="lr-tb"/>
      <style:text-properties officeooo:paragraph-rsid="0041c27a"/>
    </style:style>
    <style:style style:name="P63" style:family="paragraph" style:parent-style-name="Table_20_Heading">
      <style:paragraph-properties fo:text-align="center" style:justify-single-word="false"/>
      <style:text-properties style:font-name="arial" fo:font-size="9.75pt" fo:font-weight="bold"/>
    </style:style>
    <style:style style:name="P64" style:family="paragraph" style:parent-style-name="Table_20_Heading">
      <style:paragraph-properties fo:text-align="center" style:justify-single-word="false"/>
      <style:text-properties style:font-name="arial" fo:font-size="9.75pt" fo:font-weight="bold" officeooo:rsid="0024eb78" officeooo:paragraph-rsid="0024eb78"/>
    </style:style>
    <style:style style:name="P65" style:family="paragraph" style:parent-style-name="Table_20_Heading">
      <style:paragraph-properties fo:text-align="start" style:justify-single-word="false"/>
      <style:text-properties style:font-name="arial" fo:font-size="9.75pt" fo:font-weight="bold"/>
    </style:style>
    <style:style style:name="P66" style:family="paragraph" style:parent-style-name="Table_20_Heading">
      <style:text-properties fo:font-weight="bold" style:font-weight-asian="bold" style:font-weight-complex="bold"/>
    </style:style>
    <style:style style:name="T1" style:family="text">
      <style:text-properties officeooo:rsid="00211a6e"/>
    </style:style>
    <style:style style:name="T2" style:family="text">
      <style:text-properties officeooo:rsid="000e52ff"/>
    </style:style>
    <style:style style:name="T3" style:family="text">
      <style:text-properties officeooo:rsid="0011e0ae"/>
    </style:style>
    <style:style style:name="T4" style:family="text">
      <style:text-properties officeooo:rsid="00128c69"/>
    </style:style>
    <style:style style:name="T5" style:family="text">
      <style:text-properties officeooo:rsid="00106fc1"/>
    </style:style>
    <style:style style:name="T6" style:family="text">
      <style:text-properties officeooo:rsid="000f6ecf"/>
    </style:style>
    <style:style style:name="T7" style:family="text">
      <style:text-properties officeooo:rsid="0018d9fe"/>
    </style:style>
    <style:style style:name="T8" style:family="text">
      <style:text-properties officeooo:rsid="001328a4"/>
    </style:style>
    <style:style style:name="T9" style:family="text">
      <style:text-properties fo:font-weight="normal" style:font-weight-asian="normal" style:font-weight-complex="normal"/>
    </style:style>
    <style:style style:name="T10" style:family="text">
      <style:text-properties fo:font-weight="normal" officeooo:rsid="0024d6d1" style:font-weight-asian="normal" style:font-weight-complex="normal"/>
    </style:style>
    <style:style style:name="T11" style:family="text">
      <style:text-properties fo:font-weight="normal" officeooo:rsid="00258a59" style:font-weight-asian="normal" style:font-weight-complex="normal"/>
    </style:style>
    <style:style style:name="T12" style:family="text">
      <style:text-properties officeooo:rsid="0024f465"/>
    </style:style>
    <style:style style:name="T13" style:family="text">
      <style:text-properties officeooo:rsid="002715d4"/>
    </style:style>
    <style:style style:name="T14" style:family="text">
      <style:text-properties style:font-name="arial" fo:font-size="9.75pt"/>
    </style:style>
    <style:style style:name="T15" style:family="text">
      <style:text-properties style:font-name="arial" fo:font-size="9.75pt" officeooo:rsid="00297ace"/>
    </style:style>
    <style:style style:name="T16" style:family="text">
      <style:text-properties officeooo:rsid="00297ace"/>
    </style:style>
    <style:style style:name="T17" style:family="text">
      <style:text-properties officeooo:rsid="002bee0d"/>
    </style:style>
    <style:style style:name="T18" style:family="text">
      <style:text-properties officeooo:rsid="002dd599"/>
    </style:style>
    <style:style style:name="T19" style:family="text">
      <style:text-properties officeooo:rsid="000e4e2b"/>
    </style:style>
    <style:style style:name="T20" style:family="text">
      <style:text-properties officeooo:rsid="002e7b21"/>
    </style:style>
    <style:style style:name="T21" style:family="text">
      <style:text-properties officeooo:rsid="0031de50"/>
    </style:style>
    <style:style style:name="T22" style:family="text">
      <style:text-properties officeooo:rsid="0032d6c5"/>
    </style:style>
    <style:style style:name="T23" style:family="text">
      <style:text-properties officeooo:rsid="00379af3"/>
    </style:style>
    <style:style style:name="T24" style:family="text">
      <style:text-properties officeooo:rsid="0039de41"/>
    </style:style>
    <style:style style:name="T25" style:family="text">
      <style:text-properties officeooo:rsid="003caa20"/>
    </style:style>
    <style:style style:name="T26" style:family="text">
      <style:text-properties officeooo:rsid="003e5753"/>
    </style:style>
    <style:style style:name="T27" style:family="text">
      <style:text-properties officeooo:rsid="004054a5"/>
    </style:style>
    <style:style style:name="T28" style:family="text">
      <style:text-properties officeooo:rsid="0041c27a"/>
    </style:style>
    <style:style style:name="T29" style:family="text">
      <style:text-properties officeooo:rsid="004a779a"/>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font-weight="normal" officeooo:rsid="004cb650" style:font-size-asian="12pt" style:font-weight-asian="normal" style:font-size-complex="12pt" style:font-weight-complex="normal"/>
    </style:style>
    <style:style style:name="T32" style:family="text">
      <style:text-properties fo:font-size="12pt" fo:font-weight="normal" officeooo:rsid="004f83db" style:font-size-asian="12pt" style:font-weight-asian="normal" style:font-size-complex="12pt" style:font-weight-complex="normal"/>
    </style:style>
    <style:style style:name="T33" style:family="text">
      <style:text-properties fo:font-size="12pt" fo:font-weight="normal" officeooo:rsid="0051aa1e" style:font-size-asian="12pt" style:font-weight-asian="normal" style:font-size-complex="12pt" style:font-weight-complex="normal"/>
    </style:style>
    <style:style style:name="T34" style:family="text">
      <style:text-properties fo:font-size="12pt" fo:font-weight="normal" officeooo:rsid="0055df96" style:font-size-asian="12pt" style:font-weight-asian="normal" style:font-size-complex="12pt" style:font-weight-complex="normal"/>
    </style:style>
    <style:style style:name="T35" style:family="text">
      <style:text-properties officeooo:rsid="004db505"/>
    </style:style>
    <style:style style:name="T36" style:family="text">
      <style:text-properties officeooo:rsid="004e73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Physical Modelling and the Design Cycle </text:p>
      <text:p text:style-name="P11"><text:span text:style-name="T13">David Barnett </text:span>BE(Hons)</text:p>
      <text:p text:style-name="P40">ENGR110<text:tab/><text:tab/><text:tab/><text:tab/><text:tab/><text:tab/><text:tab/><text:tab/><text:tab/>25/08/2014</text:p>
      <text:list xml:id="list7707837204040823954" text:style-name="WW8Num1">
        <text:list-item>
          <text:h text:style-name="P37" text:outline-level="1"><text:span text:style-name="T21">Lab </text:span>Group <text:span text:style-name="T22"><text:s/>2-4pm</text:span> <text:span text:style-name="T22">Thurs #2</text:span> : Reno, Daniel, David, Aaron and Michael</text:h>
        </text:list-item>
        <text:list-item>
          <text:h text:style-name="Heading_20_1" text:outline-level="1"><text:span text:style-name="T13">E</text:span>xecutive <text:span text:style-name="T13">S</text:span>ummary</text:h>
        </text:list-item>
      </text:list>
      <text:p text:style-name="P27"><text:span text:style-name="T30">The goal of the report is to document my initial designs and ideas of a passive <text:s/></text:span><text:span text:style-name="T31">dynamic </text:span><text:span text:style-name="T30">walker (PDW). This includes the current state of technology, justification of choosing to model a simple 2D walker instead of a 3D walker, and draft measurements for a walker.</text:span></text:p>
      <text:p text:style-name="P25"/>
      <text:p text:style-name="P26"><text:span text:style-name="T30">This report also details the work done by Group #2 of Lab Thurs</text:span><text:span text:style-name="T34">day</text:span><text:span text:style-name="T30"> 2-4pm. Which </text:span><text:span text:style-name="T32">the group designs were brought together and ranked to choose the most effective design to iterate and improve. </text:span><text:span text:style-name="T33">The design was chosen on the biases of an agreed matrix of appropriate measures.</text:span></text:p>
      <text:list xml:id="list151631665186792" text:continue-numbering="true" text:style-name="WW8Num1">
        <text:list-item>
          <text:h text:style-name="P38" text:outline-level="1">Problem</text:h>
        </text:list-item>
      </text:list>
      <text:p text:style-name="P33">To design, iterate and implement a <text:span text:style-name="T36">model of a 2D </text:span>Passive dynamic walker <text:span text:style-name="T35">to be able to be stable enough to be able to walk a repeatable amount of steeps.</text:span></text:p>
      <text:list xml:id="list151629972920639" text:continue-numbering="true" text:style-name="WW8Num1">
        <text:list-item>
          <text:h text:style-name="Heading_20_1" text:outline-level="1">Initial Design</text:h>
        </text:list-item>
      </text:list>
      <text:h text:style-name="P42" text:outline-level="2">2D Passive Dynamic Walkers</text:h>
      <text:p text:style-name="P2">A 2D Passive Dynamic walker (PDW), is a good 'first-step' into the field of passive actuators. This is because it allows for a simple entry point instead of something that would be too daunting to be thrown into like a 3D PDW. The more simpler model, like a 2D PDW, <text:span text:style-name="T2">enables a wider range of people to gain the core concepts of modelling a system and passive walkers.</text:span></text:p>
      <text:h text:style-name="P43" text:outline-level="2">Results of Simulations</text:h>
      <text:p text:style-name="P3">The results of simulations were varied. Some changes lead to the taking of first steps, others lead to a stand still. After researching the different components acting in the system, reading through the lab resources and getting MatLab to respect the changes made to the scripts some working variables were found.</text:p>
      <text:h text:style-name="P43" text:outline-level="2">Ways to Improve Simulation tools</text:h>
      <text:p text:style-name="P3">A possible improvement to the simulation tools given would be having value sliders for the initial and parameter variables to rapidly test the new changes and cut down on time wasted on repeating the same task of running the scripts in an order so the changes are actually introduced to the simulation.</text:p>
      <text:h text:style-name="P44" text:outline-level="2">Results of prototype measurements</text:h>
      <table:table table:name="value" table:style-name="value">
        <table:table-column table:style-name="value.A"/>
        <table:table-column table:style-name="value.B"/>
        <table:table-row>
          <table:table-cell table:style-name="value.A1" office:value-type="string">
            <text:p text:style-name="P12">Measurement Name</text:p>
          </table:table-cell>
          <table:table-cell table:style-name="value.B1" office:value-type="string">
            <text:p text:style-name="P12">Value</text:p>
          </table:table-cell>
        </table:table-row>
        <table:table-row>
          <table:table-cell table:style-name="value.A2" office:value-type="string">
            <text:p text:style-name="P17">Leg Length (Both legs)</text:p>
          </table:table-cell>
          <table:table-cell table:style-name="value.B2" office:value-type="string">
            <text:p text:style-name="P17">0.2m</text:p>
          </table:table-cell>
        </table:table-row>
        <table:table-row>
          <table:table-cell table:style-name="value.A2" office:value-type="string">
            <text:p text:style-name="P17">Foot Radius (Both <text:s/>legs)</text:p>
          </table:table-cell>
          <table:table-cell table:style-name="value.B2" office:value-type="string">
            <text:p text:style-name="P17">0.19m</text:p>
          </table:table-cell>
        </table:table-row>
        <table:table-row>
          <table:table-cell table:style-name="value.A2" office:value-type="string">
            <text:p text:style-name="P17">Vertical Distance (hip <text:span text:style-name="T3">to </text:span>CoM) (Both <text:s/>legs)</text:p>
          </table:table-cell>
          <table:table-cell table:style-name="value.B2" office:value-type="string">
            <text:p text:style-name="P17">0.01m</text:p>
          </table:table-cell>
        </table:table-row>
        <table:table-row>
          <table:table-cell table:style-name="value.A2" office:value-type="string">
            <text:p text:style-name="P17">Horizontal Distance <text:span text:style-name="T4">(</text:span>hip <text:span text:style-name="T3">to </text:span>CoM<text:span text:style-name="T4">)</text:span> (Both Legs)</text:p>
          </table:table-cell>
          <table:table-cell table:style-name="value.B2" office:value-type="string">
            <text:p text:style-name="P17">0</text:p>
          </table:table-cell>
        </table:table-row>
        <table:table-row>
          <table:table-cell table:style-name="value.A2" office:value-type="string">
            <text:p text:style-name="P17">Mass of Leg (Both legs)</text:p>
          </table:table-cell>
          <table:table-cell table:style-name="value.B2" office:value-type="string">
            <text:p text:style-name="P17">0.7kg</text:p>
          </table:table-cell>
        </table:table-row>
      </table:table>
      <text:p text:style-name="P4">The above table is the measurements of the PDW that works with the initial values of:</text:p>
      <table:table table:name="InitialConditions" table:style-name="InitialConditions">
        <table:table-column table:style-name="InitialConditions.A"/>
        <table:table-column table:style-name="InitialConditions.B"/>
        <table:table-row>
          <table:table-cell table:style-name="InitialConditions.A1" office:value-type="string">
            <text:p text:style-name="P12"><text:span text:style-name="T5">Initial Condition</text:span> Name</text:p>
          </table:table-cell>
          <table:table-cell table:style-name="InitialConditions.B1" office:value-type="string">
            <text:p text:style-name="P12">Value</text:p>
          </table:table-cell>
        </table:table-row>
        <table:table-row>
          <table:table-cell table:style-name="InitialConditions.A2" office:value-type="string">
            <text:p text:style-name="P18"><text:span text:style-name="T6">Angel of inner leg <text:s/>(</text:span>Φ<text:span text:style-name="T6">1)</text:span></text:p>
          </table:table-cell>
          <table:table-cell table:style-name="InitialConditions.B2" office:value-type="string">
            <text:p text:style-name="P18"><text:span text:style-name="T6">11.545</text:span>°</text:p>
          </table:table-cell>
        </table:table-row>
        <text:soft-page-break/>
        <table:table-row>
          <table:table-cell table:style-name="InitialConditions.A2" office:value-type="string">
            <text:p text:style-name="P18"><text:span text:style-name="T6">Angel of outer leg <text:s/>(</text:span>Φ<text:span text:style-name="T6">2)</text:span></text:p>
          </table:table-cell>
          <table:table-cell table:style-name="InitialConditions.B2" office:value-type="string">
            <text:p text:style-name="P17">10°</text:p>
          </table:table-cell>
        </table:table-row>
        <table:table-row>
          <table:table-cell table:style-name="InitialConditions.A2" office:value-type="string">
            <text:p text:style-name="P17">Rotational Velocity of inner leg ( Φ1D)</text:p>
          </table:table-cell>
          <table:table-cell table:style-name="InitialConditions.B2" office:value-type="string">
            <text:p text:style-name="P17">-1.40 rad/s</text:p>
          </table:table-cell>
        </table:table-row>
        <table:table-row>
          <table:table-cell table:style-name="InitialConditions.A2" office:value-type="string">
            <text:p text:style-name="P17">Rotational Velocity of outer leg ( Φ2D)</text:p>
          </table:table-cell>
          <table:table-cell table:style-name="InitialConditions.B2" office:value-type="string">
            <text:p text:style-name="P17">-1.1205 rad/s</text:p>
          </table:table-cell>
        </table:table-row>
      </table:table>
      <text:p text:style-name="P4">These <text:span text:style-name="T7">initial values with the given measurements do produce a working simulation.</text:span></text:p>
      <text:h text:style-name="P44" text:outline-level="2">Requirements for equipment and resources</text:h>
      <text:p text:style-name="P5">The requirements of the equipment I would need to complete the project would be the stock standard set-up with no custom parts required to complete the project. </text:p>
      <text:h text:style-name="P44" text:outline-level="2">Justification <text:span text:style-name="T8">of Choosing my Design</text:span></text:h>
      <text:p text:style-name="P34"><text:span text:style-name="T8">The main point of justification of choosing my design and set of values would be to have a base of working values that could be iterated upon to gain more reliable results and can be changed to fit if any errors in my interruption or knowledge of the design constraints are faulty. <text:s/></text:span></text:p>
      <text:list xml:id="list151631926476381" text:continue-numbering="true" text:style-name="WW8Num1">
        <text:list-item>
          <text:h text:style-name="Heading_20_1" text:outline-level="1">Peer Review</text:h>
        </text:list-item>
      </text:list>
      <text:h text:style-name="Heading_20_3" text:outline-level="3">Raw Table</text:h>
      <table:table table:name="PeerReviewMatrix" table:style-name="PeerReviewMatrix">
        <table:table-column table:style-name="PeerReviewMatrix.A"/>
        <table:table-column table:style-name="PeerReviewMatrix.B"/>
        <table:table-column table:style-name="PeerReviewMatrix.C"/>
        <table:table-column table:style-name="PeerReviewMatrix.D"/>
        <table:table-column table:style-name="PeerReviewMatrix.E"/>
        <table:table-column table:style-name="PeerReviewMatrix.F"/>
        <table:table-column table:style-name="PeerReviewMatrix.G"/>
        <table:table-column table:style-name="PeerReviewMatrix.H"/>
        <table:table-header-rows>
          <table:table-row>
            <table:table-cell table:style-name="PeerReviewMatrix.A1" office:value-type="string">
              <text:p text:style-name="P65">Difference</text:p>
            </table:table-cell>
            <table:table-cell table:style-name="PeerReviewMatrix.A1" office:value-type="string">
              <text:p text:style-name="P65">Reno</text:p>
            </table:table-cell>
            <table:table-cell table:style-name="PeerReviewMatrix.A1" office:value-type="string">
              <text:p text:style-name="P65">Daniel</text:p>
            </table:table-cell>
            <table:table-cell table:style-name="PeerReviewMatrix.A1" office:value-type="string">
              <text:p text:style-name="P65">David</text:p>
            </table:table-cell>
            <table:table-cell table:style-name="PeerReviewMatrix.A1" office:value-type="string">
              <text:p text:style-name="P65">Aaron</text:p>
            </table:table-cell>
            <table:table-cell table:style-name="PeerReviewMatrix.A1" office:value-type="string">
              <text:p text:style-name="P65">Michael</text:p>
            </table:table-cell>
            <table:table-cell table:style-name="PeerReviewMatrix.A1" office:value-type="string">
              <text:p text:style-name="P65">Tess</text:p>
            </table:table-cell>
            <table:table-cell table:style-name="PeerReviewMatrix.H1" office:value-type="string">
              <text:p text:style-name="P65">James</text:p>
            </table:table-cell>
          </table:table-row>
        </table:table-header-rows>
        <table:table-row>
          <table:table-cell table:style-name="PeerReviewMatrix.A2" office:value-type="string">
            <text:p text:style-name="P54">Steps Taken</text:p>
          </table:table-cell>
          <table:table-cell table:style-name="PeerReviewMatrix.A2" office:value-type="string">
            <text:p text:style-name="P19">-</text:p>
          </table:table-cell>
          <table:table-cell table:style-name="PeerReviewMatrix.A2" office:value-type="string">
            <text:p text:style-name="P19">10</text:p>
          </table:table-cell>
          <table:table-cell table:style-name="PeerReviewMatrix.A2" office:value-type="string">
            <text:p text:style-name="P19">10</text:p>
          </table:table-cell>
          <table:table-cell table:style-name="PeerReviewMatrix.A2" office:value-type="string">
            <text:p text:style-name="P19">10</text:p>
          </table:table-cell>
          <table:table-cell table:style-name="PeerReviewMatrix.A2" office:value-type="string">
            <text:p text:style-name="P19">10</text:p>
          </table:table-cell>
          <table:table-cell table:style-name="PeerReviewMatrix.A2" office:value-type="string">
            <text:p text:style-name="P19">-</text:p>
          </table:table-cell>
          <table:table-cell table:style-name="PeerReviewMatrix.H2" office:value-type="string">
            <text:p text:style-name="P19">-</text:p>
          </table:table-cell>
        </table:table-row>
        <table:table-row>
          <table:table-cell table:style-name="PeerReviewMatrix.A2" office:value-type="string">
            <text:p text:style-name="P54">Custom Parts</text:p>
          </table:table-cell>
          <table:table-cell table:style-name="PeerReviewMatrix.A2" office:value-type="string">
            <text:p text:style-name="P19">-</text:p>
          </table:table-cell>
          <table:table-cell table:style-name="PeerReviewMatrix.A2" office:value-type="string">
            <text:p text:style-name="P19">10</text:p>
          </table:table-cell>
          <table:table-cell table:style-name="PeerReviewMatrix.A2" office:value-type="string">
            <text:p text:style-name="P19">10</text:p>
          </table:table-cell>
          <table:table-cell table:style-name="PeerReviewMatrix.A2" office:value-type="string">
            <text:p text:style-name="P19">10</text:p>
          </table:table-cell>
          <table:table-cell table:style-name="PeerReviewMatrix.A2" office:value-type="string">
            <text:p text:style-name="P19">10</text:p>
          </table:table-cell>
          <table:table-cell table:style-name="PeerReviewMatrix.A2" office:value-type="string">
            <text:p text:style-name="P19">-</text:p>
          </table:table-cell>
          <table:table-cell table:style-name="PeerReviewMatrix.H2" office:value-type="string">
            <text:p text:style-name="P19">-</text:p>
          </table:table-cell>
        </table:table-row>
        <table:table-row>
          <table:table-cell table:style-name="PeerReviewMatrix.A2" office:value-type="string">
            <text:p text:style-name="P54">Resistance to Change</text:p>
          </table:table-cell>
          <table:table-cell table:style-name="PeerReviewMatrix.A2" office:value-type="string">
            <text:p text:style-name="P19">-</text:p>
          </table:table-cell>
          <table:table-cell table:style-name="PeerReviewMatrix.A2" office:value-type="string">
            <text:p text:style-name="P19">5</text:p>
          </table:table-cell>
          <table:table-cell table:style-name="PeerReviewMatrix.A2" office:value-type="string">
            <text:p text:style-name="P19">5</text:p>
          </table:table-cell>
          <table:table-cell table:style-name="PeerReviewMatrix.A2" office:value-type="string">
            <text:p text:style-name="P19">5</text:p>
          </table:table-cell>
          <table:table-cell table:style-name="PeerReviewMatrix.A2" office:value-type="string">
            <text:p text:style-name="P19">8</text:p>
          </table:table-cell>
          <table:table-cell table:style-name="PeerReviewMatrix.A2" office:value-type="string">
            <text:p text:style-name="P19">-</text:p>
          </table:table-cell>
          <table:table-cell table:style-name="PeerReviewMatrix.H2" office:value-type="string">
            <text:p text:style-name="P19">-</text:p>
          </table:table-cell>
        </table:table-row>
        <table:table-row>
          <table:table-cell table:style-name="PeerReviewMatrix.A2" office:value-type="string">
            <text:p text:style-name="P54">Assembly Time</text:p>
          </table:table-cell>
          <table:table-cell table:style-name="PeerReviewMatrix.A2" office:value-type="string">
            <text:p text:style-name="P19">-</text:p>
          </table:table-cell>
          <table:table-cell table:style-name="PeerReviewMatrix.A2" office:value-type="string">
            <text:p text:style-name="P19">8</text:p>
          </table:table-cell>
          <table:table-cell table:style-name="PeerReviewMatrix.A2" office:value-type="string">
            <text:p text:style-name="P19">8</text:p>
          </table:table-cell>
          <table:table-cell table:style-name="PeerReviewMatrix.A2" office:value-type="string">
            <text:p text:style-name="P19">8</text:p>
          </table:table-cell>
          <table:table-cell table:style-name="PeerReviewMatrix.A2" office:value-type="string">
            <text:p text:style-name="P19">7</text:p>
          </table:table-cell>
          <table:table-cell table:style-name="PeerReviewMatrix.A2" office:value-type="string">
            <text:p text:style-name="P19">-</text:p>
          </table:table-cell>
          <table:table-cell table:style-name="PeerReviewMatrix.H2" office:value-type="string">
            <text:p text:style-name="P19">-</text:p>
          </table:table-cell>
        </table:table-row>
        <table:table-row>
          <table:table-cell table:style-name="PeerReviewMatrix.A2" office:value-type="string">
            <text:p text:style-name="P54">Overall Mass</text:p>
          </table:table-cell>
          <table:table-cell table:style-name="PeerReviewMatrix.A2" office:value-type="string">
            <text:p text:style-name="P19">-</text:p>
          </table:table-cell>
          <table:table-cell table:style-name="PeerReviewMatrix.A2" office:value-type="string">
            <text:p text:style-name="P19">8</text:p>
          </table:table-cell>
          <table:table-cell table:style-name="PeerReviewMatrix.A2" office:value-type="string">
            <text:p text:style-name="P19">8</text:p>
          </table:table-cell>
          <table:table-cell table:style-name="PeerReviewMatrix.A2" office:value-type="string">
            <text:p text:style-name="P19">9</text:p>
          </table:table-cell>
          <table:table-cell table:style-name="PeerReviewMatrix.A2" office:value-type="string">
            <text:p text:style-name="P19">8</text:p>
          </table:table-cell>
          <table:table-cell table:style-name="PeerReviewMatrix.A2" office:value-type="string">
            <text:p text:style-name="P19">-</text:p>
          </table:table-cell>
          <table:table-cell table:style-name="PeerReviewMatrix.H2" office:value-type="string">
            <text:p text:style-name="P19">-</text:p>
          </table:table-cell>
        </table:table-row>
        <table:table-row>
          <table:table-cell table:style-name="PeerReviewMatrix.A2" office:value-type="string">
            <text:p text:style-name="P54">Feasibility </text:p>
          </table:table-cell>
          <table:table-cell table:style-name="PeerReviewMatrix.A2" office:value-type="string">
            <text:p text:style-name="P19">-</text:p>
          </table:table-cell>
          <table:table-cell table:style-name="PeerReviewMatrix.A2" office:value-type="string">
            <text:p text:style-name="P19">10</text:p>
          </table:table-cell>
          <table:table-cell table:style-name="PeerReviewMatrix.A2" office:value-type="string">
            <text:p text:style-name="P19">10</text:p>
          </table:table-cell>
          <table:table-cell table:style-name="PeerReviewMatrix.A2" office:value-type="string">
            <text:p text:style-name="P19">10</text:p>
          </table:table-cell>
          <table:table-cell table:style-name="PeerReviewMatrix.A2" office:value-type="string">
            <text:p text:style-name="P19">10</text:p>
          </table:table-cell>
          <table:table-cell table:style-name="PeerReviewMatrix.A2" office:value-type="string">
            <text:p text:style-name="P19">-</text:p>
          </table:table-cell>
          <table:table-cell table:style-name="PeerReviewMatrix.H2" office:value-type="string">
            <text:p text:style-name="P19">-</text:p>
          </table:table-cell>
        </table:table-row>
        <table:table-row>
          <table:table-cell table:style-name="PeerReviewMatrix.A2" office:value-type="string">
            <text:p text:style-name="P57">TOTAL </text:p>
          </table:table-cell>
          <table:table-cell table:style-name="PeerReviewMatrix.A2" office:value-type="string">
            <text:p text:style-name="P14">-<text:span text:style-name="T10">/60</text:span></text:p>
          </table:table-cell>
          <table:table-cell table:style-name="PeerReviewMatrix.A2" office:value-type="string">
            <text:p text:style-name="P13">51<text:span text:style-name="T9">/60</text:span></text:p>
          </table:table-cell>
          <table:table-cell table:style-name="PeerReviewMatrix.A2" office:value-type="string">
            <text:p text:style-name="P13">51<text:span text:style-name="T9">/60</text:span></text:p>
          </table:table-cell>
          <table:table-cell table:style-name="PeerReviewMatrix.A2" office:value-type="string">
            <text:p text:style-name="P13">52<text:span text:style-name="T9">/60</text:span></text:p>
          </table:table-cell>
          <table:table-cell table:style-name="PeerReviewMatrix.A2" office:value-type="string">
            <text:p text:style-name="P13">53<text:span text:style-name="T9">/60</text:span></text:p>
          </table:table-cell>
          <table:table-cell table:style-name="PeerReviewMatrix.A2" office:value-type="string">
            <text:p text:style-name="P13">-<text:span text:style-name="T9">/60</text:span></text:p>
          </table:table-cell>
          <table:table-cell table:style-name="PeerReviewMatrix.H2" office:value-type="string">
            <text:p text:style-name="P13">-<text:span text:style-name="T9">/60</text:span></text:p>
          </table:table-cell>
        </table:table-row>
        <table:table-row>
          <table:table-cell table:style-name="PeerReviewMatrix.A2" office:value-type="string">
            <text:p text:style-name="P56">Contribution to the Group</text:p>
          </table:table-cell>
          <table:table-cell table:style-name="PeerReviewMatrix.A2" office:value-type="string">
            <text:p text:style-name="P19">9</text:p>
          </table:table-cell>
          <table:table-cell table:style-name="PeerReviewMatrix.A2" office:value-type="string">
            <text:p text:style-name="P19">10</text:p>
          </table:table-cell>
          <table:table-cell table:style-name="PeerReviewMatrix.A2" office:value-type="string">
            <text:p text:style-name="P19">9</text:p>
          </table:table-cell>
          <table:table-cell table:style-name="PeerReviewMatrix.A2" office:value-type="string">
            <text:p text:style-name="P19">9</text:p>
          </table:table-cell>
          <table:table-cell table:style-name="PeerReviewMatrix.A2" office:value-type="string">
            <text:p text:style-name="P19">10</text:p>
          </table:table-cell>
          <table:table-cell table:style-name="PeerReviewMatrix.A2" office:value-type="string">
            <text:p text:style-name="P19">-</text:p>
          </table:table-cell>
          <table:table-cell table:style-name="PeerReviewMatrix.H2" office:value-type="string">
            <text:p text:style-name="P19">-</text:p>
          </table:table-cell>
        </table:table-row>
      </table:table>
      <text:p text:style-name="P31">Note: -<text:span text:style-name="T12">'s for the differences indicate that the person did not submit a design. While a '–' in the contribution indicates no attendance to any lab.</text:span></text:p>
      <text:h text:style-name="P45" text:outline-level="3">Weighted Table</text:h>
      <table:table table:name="WeightedMatrix" table:style-name="WeightedMatrix">
        <table:table-column table:style-name="WeightedMatrix.A"/>
        <table:table-column table:style-name="WeightedMatrix.B"/>
        <table:table-column table:style-name="WeightedMatrix.C" table:number-columns-repeated="4"/>
        <table:table-header-rows>
          <table:table-row>
            <table:table-cell table:style-name="WeightedMatrix.A1" office:value-type="string">
              <text:p text:style-name="P63">Difference</text:p>
            </table:table-cell>
            <table:table-cell table:style-name="WeightedMatrix.A1" office:value-type="string">
              <text:p text:style-name="P64">Weighting</text:p>
            </table:table-cell>
            <table:table-cell table:style-name="WeightedMatrix.A1" office:value-type="string">
              <text:p text:style-name="P63">Daniel</text:p>
            </table:table-cell>
            <table:table-cell table:style-name="WeightedMatrix.A1" office:value-type="string">
              <text:p text:style-name="P63">David</text:p>
            </table:table-cell>
            <table:table-cell table:style-name="WeightedMatrix.A1" office:value-type="string">
              <text:p text:style-name="P63">Aaron</text:p>
            </table:table-cell>
            <table:table-cell table:style-name="WeightedMatrix.F1" office:value-type="string">
              <text:p text:style-name="P63">Michael</text:p>
            </table:table-cell>
          </table:table-row>
        </table:table-header-rows>
        <table:table-row>
          <table:table-cell table:style-name="WeightedMatrix.A2" office:value-type="string">
            <text:p text:style-name="P55">Steps Taken</text:p>
          </table:table-cell>
          <table:table-cell table:style-name="WeightedMatrix.A2" office:value-type="string">
            <text:p text:style-name="P20">1</text:p>
          </table:table-cell>
          <table:table-cell table:style-name="WeightedMatrix.A2" office:value-type="string">
            <text:p text:style-name="P21">10</text:p>
          </table:table-cell>
          <table:table-cell table:style-name="WeightedMatrix.A2" office:value-type="string">
            <text:p text:style-name="P21">10</text:p>
          </table:table-cell>
          <table:table-cell table:style-name="WeightedMatrix.A2" office:value-type="string">
            <text:p text:style-name="P21">10</text:p>
          </table:table-cell>
          <table:table-cell table:style-name="WeightedMatrix.F2" office:value-type="string">
            <text:p text:style-name="P21">10</text:p>
          </table:table-cell>
        </table:table-row>
        <table:table-row>
          <table:table-cell table:style-name="WeightedMatrix.A2" office:value-type="string">
            <text:p text:style-name="P55">Custom Parts</text:p>
          </table:table-cell>
          <table:table-cell table:style-name="WeightedMatrix.A2" office:value-type="string">
            <text:p text:style-name="P20">0.8</text:p>
          </table:table-cell>
          <table:table-cell table:style-name="WeightedMatrix.A2" office:value-type="string">
            <text:p text:style-name="P21">8</text:p>
          </table:table-cell>
          <table:table-cell table:style-name="WeightedMatrix.A2" office:value-type="string">
            <text:p text:style-name="P21">8</text:p>
          </table:table-cell>
          <table:table-cell table:style-name="WeightedMatrix.A2" office:value-type="string">
            <text:p text:style-name="P21">8</text:p>
          </table:table-cell>
          <table:table-cell table:style-name="WeightedMatrix.F2" office:value-type="string">
            <text:p text:style-name="P21">8</text:p>
          </table:table-cell>
        </table:table-row>
        <table:table-row>
          <table:table-cell table:style-name="WeightedMatrix.A2" office:value-type="string">
            <text:p text:style-name="P55">Resistance to Change</text:p>
          </table:table-cell>
          <table:table-cell table:style-name="WeightedMatrix.A2" office:value-type="string">
            <text:p text:style-name="P20">1</text:p>
          </table:table-cell>
          <table:table-cell table:style-name="WeightedMatrix.A2" office:value-type="string">
            <text:p text:style-name="P21">5</text:p>
          </table:table-cell>
          <table:table-cell table:style-name="WeightedMatrix.A2" office:value-type="string">
            <text:p text:style-name="P21">5</text:p>
          </table:table-cell>
          <table:table-cell table:style-name="WeightedMatrix.A2" office:value-type="string">
            <text:p text:style-name="P21">5</text:p>
          </table:table-cell>
          <table:table-cell table:style-name="WeightedMatrix.F2" office:value-type="string">
            <text:p text:style-name="P21">8</text:p>
          </table:table-cell>
        </table:table-row>
        <text:soft-page-break/>
        <table:table-row>
          <table:table-cell table:style-name="WeightedMatrix.A2" office:value-type="string">
            <text:p text:style-name="P55">Assembly Time</text:p>
          </table:table-cell>
          <table:table-cell table:style-name="WeightedMatrix.A2" office:value-type="string">
            <text:p text:style-name="P20">0.8</text:p>
          </table:table-cell>
          <table:table-cell table:style-name="WeightedMatrix.A2" office:value-type="string">
            <text:p text:style-name="P21">6.4</text:p>
          </table:table-cell>
          <table:table-cell table:style-name="WeightedMatrix.A2" office:value-type="string">
            <text:p text:style-name="P21">6.4</text:p>
          </table:table-cell>
          <table:table-cell table:style-name="WeightedMatrix.A2" office:value-type="string">
            <text:p text:style-name="P21">6.4</text:p>
          </table:table-cell>
          <table:table-cell table:style-name="WeightedMatrix.F2" office:value-type="string">
            <text:p text:style-name="P21">5.6</text:p>
          </table:table-cell>
        </table:table-row>
        <table:table-row>
          <table:table-cell table:style-name="WeightedMatrix.A2" office:value-type="string">
            <text:p text:style-name="P55">Overall Mass</text:p>
          </table:table-cell>
          <table:table-cell table:style-name="WeightedMatrix.A2" office:value-type="string">
            <text:p text:style-name="P20">0.5</text:p>
          </table:table-cell>
          <table:table-cell table:style-name="WeightedMatrix.A2" office:value-type="string">
            <text:p text:style-name="P21">4</text:p>
          </table:table-cell>
          <table:table-cell table:style-name="WeightedMatrix.A2" office:value-type="string">
            <text:p text:style-name="P21">4</text:p>
          </table:table-cell>
          <table:table-cell table:style-name="WeightedMatrix.A2" office:value-type="string">
            <text:p text:style-name="P21">4.5</text:p>
          </table:table-cell>
          <table:table-cell table:style-name="WeightedMatrix.F2" office:value-type="string">
            <text:p text:style-name="P21">4</text:p>
          </table:table-cell>
        </table:table-row>
        <table:table-row>
          <table:table-cell table:style-name="WeightedMatrix.A2" office:value-type="string">
            <text:p text:style-name="P55">Feasibility </text:p>
          </table:table-cell>
          <table:table-cell table:style-name="WeightedMatrix.A2" office:value-type="string">
            <text:p text:style-name="P20">0.8</text:p>
          </table:table-cell>
          <table:table-cell table:style-name="WeightedMatrix.A2" office:value-type="string">
            <text:p text:style-name="P21">8</text:p>
          </table:table-cell>
          <table:table-cell table:style-name="WeightedMatrix.A2" office:value-type="string">
            <text:p text:style-name="P21">8</text:p>
          </table:table-cell>
          <table:table-cell table:style-name="WeightedMatrix.A2" office:value-type="string">
            <text:p text:style-name="P21">8</text:p>
          </table:table-cell>
          <table:table-cell table:style-name="WeightedMatrix.F2" office:value-type="string">
            <text:p text:style-name="P21">8</text:p>
          </table:table-cell>
        </table:table-row>
        <table:table-row>
          <table:table-cell table:style-name="WeightedMatrix.A2" office:value-type="string">
            <text:p text:style-name="P58">TOTAL </text:p>
          </table:table-cell>
          <table:table-cell table:style-name="WeightedMatrix.A2" office:value-type="string">
            <text:p text:style-name="P22"/>
          </table:table-cell>
          <table:table-cell table:style-name="WeightedMatrix.A2" office:value-type="string">
            <text:p text:style-name="P15">41.4<text:span text:style-name="T9">/</text:span><text:span text:style-name="T11">49</text:span></text:p>
          </table:table-cell>
          <table:table-cell table:style-name="WeightedMatrix.A2" office:value-type="string">
            <text:p text:style-name="P16">41.4<text:span text:style-name="T9">/</text:span><text:span text:style-name="T11">49</text:span></text:p>
          </table:table-cell>
          <table:table-cell table:style-name="WeightedMatrix.A2" office:value-type="string">
            <text:p text:style-name="P16">41.9<text:span text:style-name="T9">/</text:span><text:span text:style-name="T11">49</text:span></text:p>
          </table:table-cell>
          <table:table-cell table:style-name="WeightedMatrix.F2" office:value-type="string">
            <text:p text:style-name="P16">43.6<text:span text:style-name="T9">/</text:span><text:span text:style-name="T11">49</text:span></text:p>
          </table:table-cell>
        </table:table-row>
      </table:table>
      <text:p text:style-name="P35"/>
      <text:p text:style-name="P6">The comments and criticism from the peer-review from my initial design was on the lack of testing with a variety of different scenarios which is shown by my low score in the “<text:span text:style-name="T14">Resistance to Change</text:span>” category. I could of also provided more information in the form of image and/or graphs of my design in action. </text:p>
      <text:p text:style-name="P7">To objectively judge each design in a meaningful manner our group came up with six categories to compare against. “Steps Taken” describes the number of steps taken in the simulation program. “<text:span text:style-name="T14">Custom Parts</text:span>” <text:span text:style-name="T16">is to given weight to the design that does not require any additional manufacturing or design. “</text:span><text:span text:style-name="T15">Resistance to Change</text:span><text:span text:style-name="T16">” measures the ability of the design to work within reasonable range of parameters or initial conditions. “</text:span><text:span text:style-name="T15">Assembly Time</text:span><text:span text:style-name="T16">” is given a large weight as it governs how fast we can build the given design into a prototype for faster testing. “Overall Mass” is compared to get a comparison of an approximate idea of the cost of materials of a design. “Feasibility” describes how likely the design is to work given to work at testing.</text:span></text:p>
      <text:p text:style-name="P8">The design that was taken forward was Michael's design as it scored the highest in <text:span text:style-name="T18">both raw and weighted</text:span> <text:span text:style-name="T18">matrices.</text:span></text:p>
      <text:list xml:id="list151631000675365" text:continue-numbering="true" text:style-name="WW8Num1">
        <text:list-item>
          <text:h text:style-name="Heading_20_1" text:outline-level="1">Final Design</text:h>
        </text:list-item>
      </text:list>
      <text:p text:style-name="P9">Measurements taken from <text:span text:style-name="T17">Michael's </text:span>design.</text:p>
      <table:table table:name="Table1" table:style-name="Table1">
        <table:table-column table:style-name="Table1.A"/>
        <table:table-column table:style-name="Table1.B"/>
        <table:table-row>
          <table:table-cell table:style-name="Table1.A1" office:value-type="string">
            <text:p text:style-name="P48">Measurement Name</text:p>
          </table:table-cell>
          <table:table-cell table:style-name="Table1.B1" office:value-type="string">
            <text:p text:style-name="P48">Value</text:p>
          </table:table-cell>
        </table:table-row>
        <table:table-row>
          <table:table-cell table:style-name="Table1.A2" office:value-type="string">
            <text:p text:style-name="P51">Leg Length (Both legs)</text:p>
          </table:table-cell>
          <table:table-cell table:style-name="Table1.B2" office:value-type="string">
            <text:p text:style-name="P23">270-300mm</text:p>
          </table:table-cell>
        </table:table-row>
        <table:table-row>
          <table:table-cell table:style-name="Table1.A2" office:value-type="string">
            <text:p text:style-name="P51">Foot Radius (Both <text:s/>legs)</text:p>
          </table:table-cell>
          <table:table-cell table:style-name="Table1.B2" office:value-type="string">
            <text:p text:style-name="P23">190mm</text:p>
          </table:table-cell>
        </table:table-row>
        <table:table-row>
          <table:table-cell table:style-name="Table1.A2" office:value-type="string">
            <text:p text:style-name="P51">Vertical Distance (hip <text:span text:style-name="T3">to </text:span>CoM) (Both <text:s/>legs)</text:p>
          </table:table-cell>
          <table:table-cell table:style-name="Table1.B2" office:value-type="string">
            <text:p text:style-name="P23"><text:span text:style-name="T19">2</text:span>00mm</text:p>
          </table:table-cell>
        </table:table-row>
        <table:table-row>
          <table:table-cell table:style-name="Table1.A2" office:value-type="string">
            <text:p text:style-name="P51">Horizontal Distance <text:span text:style-name="T4">(</text:span>hip <text:span text:style-name="T3">to </text:span>CoM<text:span text:style-name="T4">)</text:span> (Both Legs)</text:p>
          </table:table-cell>
          <table:table-cell table:style-name="Table1.B2" office:value-type="string">
            <text:p text:style-name="P51">0</text:p>
          </table:table-cell>
        </table:table-row>
        <table:table-row>
          <table:table-cell table:style-name="Table1.A2" office:value-type="string">
            <text:p text:style-name="P51">Mass of Leg (Both legs)</text:p>
          </table:table-cell>
          <table:table-cell table:style-name="Table1.B2" office:value-type="string">
            <text:p text:style-name="P51">0.7kg</text:p>
          </table:table-cell>
        </table:table-row>
      </table:table>
      <text:list xml:id="list151631859987629" text:continue-numbering="true" text:style-name="WW8Num1">
        <text:list-item>
          <text:h text:style-name="P39" text:outline-level="1"/>
        </text:list-item>
      </text:list>
      <table:table table:name="Table2" table:style-name="Table2">
        <table:table-column table:style-name="Table2.A"/>
        <table:table-column table:style-name="Table2.B"/>
        <table:table-row table:style-name="Table2.1">
          <table:table-cell table:style-name="Table2.A1" office:value-type="string">
            <text:list xml:id="list151631867707331" text:continue-numbering="true" text:style-name="WW8Num1">
              <text:list-item>
                <text:p text:style-name="P47"><text:span text:style-name="T5">Initial Condition</text:span> Name</text:p>
              </text:list-item>
            </text:list>
          </table:table-cell>
          <table:table-cell table:style-name="Table2.B1" office:value-type="string">
            <text:list xml:id="list151631552423004" text:continue-numbering="true" text:style-name="WW8Num1">
              <text:list-item>
                <text:p text:style-name="P47">Value</text:p>
              </text:list-item>
            </text:list>
          </table:table-cell>
        </table:table-row>
        <table:table-row table:style-name="Table2.1">
          <table:table-cell table:style-name="Table2.A2" office:value-type="string">
            <text:list xml:id="list151630563509767" text:continue-numbering="true" text:style-name="WW8Num1">
              <text:list-item>
                <text:p text:style-name="P46"><text:span text:style-name="T6">Angel of inner leg <text:s/>(</text:span>Φ<text:span text:style-name="T6">1)</text:span></text:p>
              </text:list-item>
            </text:list>
          </table:table-cell>
          <table:table-cell table:style-name="Table2.B2" office:value-type="string">
            <text:list xml:id="list151630233901753" text:continue-numbering="true" text:style-name="WW8Num1">
              <text:list-item>
                <text:p text:style-name="P46">-<text:span text:style-name="T20">5</text:span>°</text:p>
              </text:list-item>
            </text:list>
          </table:table-cell>
        </table:table-row>
        <table:table-row table:style-name="Table2.1">
          <table:table-cell table:style-name="Table2.A2" office:value-type="string">
            <text:list xml:id="list151630949849307" text:continue-numbering="true" text:style-name="WW8Num1">
              <text:list-item>
                <text:p text:style-name="P46"><text:span text:style-name="T6">Angel of outer leg <text:s/>(</text:span>Φ<text:span text:style-name="T6">2)</text:span></text:p>
              </text:list-item>
            </text:list>
          </table:table-cell>
          <table:table-cell table:style-name="Table2.B2" office:value-type="string">
            <text:list xml:id="list151630857092156" text:continue-numbering="true" text:style-name="WW8Num1">
              <text:list-item>
                <text:p text:style-name="P50">-1<text:span text:style-name="T20">5</text:span>°</text:p>
              </text:list-item>
            </text:list>
          </table:table-cell>
        </table:table-row>
        <text:soft-page-break/>
        <table:table-row table:style-name="Table2.1">
          <table:table-cell table:style-name="Table2.A2" office:value-type="string">
            <text:list xml:id="list151630312665676" text:continue-numbering="true" text:style-name="WW8Num1">
              <text:list-item>
                <text:p text:style-name="P50">Rotational Velocity of inner leg ( Φ1D)</text:p>
              </text:list-item>
            </text:list>
          </table:table-cell>
          <table:table-cell table:style-name="Table2.B2" office:value-type="string">
            <text:list xml:id="list151630088726495" text:continue-numbering="true" text:style-name="WW8Num1">
              <text:list-item>
                <text:p text:style-name="P50">0 rad/s</text:p>
              </text:list-item>
            </text:list>
          </table:table-cell>
        </table:table-row>
        <table:table-row table:style-name="Table2.1">
          <table:table-cell table:style-name="Table2.A2" office:value-type="string">
            <text:list xml:id="list151630043544066" text:continue-numbering="true" text:style-name="WW8Num1">
              <text:list-item>
                <text:p text:style-name="P50">Rotational Velocity of outer leg ( Φ2D)</text:p>
              </text:list-item>
            </text:list>
          </table:table-cell>
          <table:table-cell table:style-name="Table2.B2" office:value-type="string">
            <text:list xml:id="list151631506734737" text:continue-numbering="true" text:style-name="WW8Num1">
              <text:list-item>
                <text:p text:style-name="P50"><text:span text:style-name="T20">0</text:span> rad/s</text:p>
              </text:list-item>
            </text:list>
          </table:table-cell>
        </table:table-row>
      </table:table>
      <text:p text:style-name="P10">With our finial design described above in testing we consistently got three full steps, one step being : <text:span text:style-name="T23">moving</text:span> from outer legs to inner legs then back to outer legs.</text:p>
      <text:list xml:id="list151631427849185" text:continue-numbering="true" text:style-name="WW8Num1">
        <text:list-item>
          <text:h text:style-name="P36" text:outline-level="1">Simulation <text:span text:style-name="T29">verses</text:span> Reality</text:h>
        </text:list-item>
      </text:list>
      <text:p text:style-name="P28">The simulation of our final model did not match our testing of our prototype system <text:span text:style-name="T26">very well</text:span>. While our implemented design was walking a solid three steps each time, our simulation of the same conditions did not. This may have been caused by the assumptions made by the simulation such as friction and air resistance, though small forced summed up to overall changes. </text:p>
      <text:p text:style-name="P28"><text:span text:style-name="T24">While testing some potential changes to our system we decided to test changing the centre of mass of the legs, and thus moment of rotational intra. In the simulations this showed great success with over 30 steps, but once we testing this with our model we found that any changes to our system had no positive effect. We tested two configurations of altered centre of masses with no significant results we left this measurement unchanged.</text:span></text:p>
      <text:p text:style-name="P29">In our final round of testing we tried to change the initial <text:s/>angles of release of the prototype. <text:span text:style-name="T25">In simulation the results varied with the most promising results focusing around the <text:s/>-5° for the inner leg and -15° for the outer leg. Our testing found these measurements matched the simulated results.</text:span></text:p>
      <text:list xml:id="list151630956301031" text:continue-numbering="true" text:style-name="WW8Num1">
        <text:list-item>
          <text:h text:style-name="Heading_20_1" text:outline-level="1">Discussion</text:h>
        </text:list-item>
      </text:list>
      <text:p text:style-name="Text_20_body"><text:span text:style-name="T29">The differences between our simulation and final model are caused by a combination of many factors. The most </text:span>prominent <text:span text:style-name="T29">is the the failure of some assumptions made by the simulation. The assumption that caused the most difference would be the: in the simulation the feet can go through the ground, this is emulated in the testing with having gaps between each step to allow for the swing of the legs. This caused a problem with the physical model not getting the spacing between each step correct and falling over. This problem is hinted in the simulation with the strides of the walker getting bigger each time, but we assumed that this was caused by a lack of friction in the simulation thus the friction caused by the steps would regulate this increasing stride length. In the testing this was proven to be incorrect, the increasing stride length was a clear problem. We attempted to fix this with the use of weights to move the centre of masses of the legs and later tried a range of initial starting angles of the leg to get rid or even dampen the problem.</text:span></text:p>
      <text:list xml:id="list151630726573026" text:continue-numbering="true" text:style-name="WW8Num1">
        <text:list-item>
          <text:h text:style-name="Heading_20_1" text:outline-level="1"><text:soft-page-break/>Appendices</text:h>
        </text:list-item>
      </text:list>
      <text:h text:style-name="Heading_20_3" text:outline-level="3">Test 3 Results</text:h>
      <table:table table:name="Table3" table:style-name="Table3">
        <table:table-column table:style-name="Table3.A"/>
        <table:table-column table:style-name="Table3.B" table:number-columns-repeated="5"/>
        <table:table-row>
          <table:table-cell table:style-name="Table3.A1" office:value-type="string">
            <text:p text:style-name="P49">Inner Leg Angle</text:p>
          </table:table-cell>
          <table:table-cell table:style-name="Table3.A1" office:value-type="string">
            <text:p text:style-name="P52">Try 1</text:p>
          </table:table-cell>
          <table:table-cell table:style-name="Table3.A1" office:value-type="string">
            <text:p text:style-name="P52">Try 2</text:p>
          </table:table-cell>
          <table:table-cell table:style-name="Table3.A1" office:value-type="string">
            <text:p text:style-name="P52">Try 3</text:p>
          </table:table-cell>
          <table:table-cell table:style-name="Table3.A1" office:value-type="string">
            <text:p text:style-name="P52">Try 4</text:p>
          </table:table-cell>
          <table:table-cell table:style-name="Table3.F1" office:value-type="string">
            <text:p text:style-name="P52">Try 5</text:p>
          </table:table-cell>
        </table:table-row>
        <table:table-row>
          <table:table-cell table:style-name="Table3.A2" office:value-type="string">
            <text:p text:style-name="P53"><text:span text:style-name="T20">5</text:span>°</text:p>
          </table:table-cell>
          <table:table-cell table:style-name="Table3.A2" office:value-type="string">
            <text:p text:style-name="P52">0</text:p>
          </table:table-cell>
          <table:table-cell table:style-name="Table3.A2" office:value-type="string">
            <text:p text:style-name="P52">0</text:p>
          </table:table-cell>
          <table:table-cell table:style-name="Table3.A2" office:value-type="string">
            <text:p text:style-name="P52">0</text:p>
          </table:table-cell>
          <table:table-cell table:style-name="Table3.A2" office:value-type="string">
            <text:p text:style-name="P52">0</text:p>
          </table:table-cell>
          <table:table-cell table:style-name="Table3.F2" office:value-type="string">
            <text:p text:style-name="P52">0</text:p>
          </table:table-cell>
        </table:table-row>
        <table:table-row>
          <table:table-cell table:style-name="Table3.A2" office:value-type="string">
            <text:p text:style-name="P53"><text:span text:style-name="T27">15</text:span>°</text:p>
          </table:table-cell>
          <table:table-cell table:style-name="Table3.A2" office:value-type="string">
            <text:p text:style-name="P52">2</text:p>
          </table:table-cell>
          <table:table-cell table:style-name="Table3.A2" office:value-type="string">
            <text:p text:style-name="P52">3</text:p>
          </table:table-cell>
          <table:table-cell table:style-name="Table3.A2" office:value-type="string">
            <text:p text:style-name="P52">2</text:p>
          </table:table-cell>
          <table:table-cell table:style-name="Table3.A2" office:value-type="string">
            <text:p text:style-name="P52">3</text:p>
          </table:table-cell>
          <table:table-cell table:style-name="Table3.F2" office:value-type="string">
            <text:p text:style-name="P52">3</text:p>
          </table:table-cell>
        </table:table-row>
        <table:table-row>
          <table:table-cell table:style-name="Table3.A2" office:value-type="string">
            <text:p text:style-name="P53"><text:span text:style-name="T27">25</text:span>°</text:p>
          </table:table-cell>
          <table:table-cell table:style-name="Table3.A2" office:value-type="string">
            <text:p text:style-name="P52">3</text:p>
          </table:table-cell>
          <table:table-cell table:style-name="Table3.A2" office:value-type="string">
            <text:p text:style-name="P52">2</text:p>
          </table:table-cell>
          <table:table-cell table:style-name="Table3.A2" office:value-type="string">
            <text:p text:style-name="P52">4</text:p>
          </table:table-cell>
          <table:table-cell table:style-name="Table3.A2" office:value-type="string">
            <text:p text:style-name="P52">5</text:p>
          </table:table-cell>
          <table:table-cell table:style-name="Table3.F2" office:value-type="string">
            <text:p text:style-name="P52">3</text:p>
          </table:table-cell>
        </table:table-row>
        <table:table-row>
          <table:table-cell table:style-name="Table3.A2" office:value-type="string">
            <text:p text:style-name="P53"><text:span text:style-name="T27">30</text:span>°</text:p>
          </table:table-cell>
          <table:table-cell table:style-name="Table3.A2" office:value-type="string">
            <text:p text:style-name="P52">0</text:p>
          </table:table-cell>
          <table:table-cell table:style-name="Table3.A2" office:value-type="string">
            <text:p text:style-name="P52">0</text:p>
          </table:table-cell>
          <table:table-cell table:style-name="Table3.A2" office:value-type="string">
            <text:p text:style-name="P52">0</text:p>
          </table:table-cell>
          <table:table-cell table:style-name="Table3.A2" office:value-type="string">
            <text:p text:style-name="P52">0</text:p>
          </table:table-cell>
          <table:table-cell table:style-name="Table3.F2" office:value-type="string">
            <text:p text:style-name="P52">0</text:p>
          </table:table-cell>
        </table:table-row>
      </table:table>
      <text:p text:style-name="P30">Slope : 3° Outer Legs: 15°</text:p>
      <text:h text:style-name="Heading_20_3" text:outline-level="3">Test Schedule</text:h>
      <text:p text:style-name="Header">written by Daniel</text:p>
      <table:table table:name="Table4" table:style-name="Table4">
        <table:table-column table:style-name="Table4.A"/>
        <table:table-column table:style-name="Table4.B"/>
        <table:table-column table:style-name="Table4.C"/>
        <table:table-row>
          <table:table-cell table:style-name="Table4.A1" office:value-type="string">
            <text:p text:style-name="P61">Test <text:span text:style-name="T28">2</text:span></text:p>
          </table:table-cell>
          <table:table-cell table:style-name="Table4.A1" office:value-type="string">
            <text:p text:style-name="P61">Change</text:p>
          </table:table-cell>
          <table:table-cell table:style-name="Table4.C1" office:value-type="string">
            <text:p text:style-name="P66">Result<text:bookmark text:name="0R3"/></text:p>
          </table:table-cell>
        </table:table-row>
        <table:table-row table:style-name="Table4.2">
          <table:table-cell table:style-name="Table4.A2" office:value-type="string">
            <text:p text:style-name="P59"/>
          </table:table-cell>
          <table:table-cell table:style-name="Table4.A2" office:value-type="string">
            <text:p text:style-name="P60">Decreasing slope angle </text:p>
          </table:table-cell>
          <table:table-cell table:style-name="Table4.C2" office:value-type="string">
            <text:p text:style-name="P60">Made it work nicer, though if we decreased it by to much it fell over to quickly<text:bookmark text:name="0R4"/></text:p>
          </table:table-cell>
        </table:table-row>
        <table:table-row>
          <table:table-cell table:style-name="Table4.A2" office:value-type="string">
            <text:p text:style-name="P61">Test <text:span text:style-name="T28">3</text:span></text:p>
          </table:table-cell>
          <table:table-cell table:style-name="Table4.A2" office:value-type="string">
            <text:p text:style-name="P61">Change</text:p>
          </table:table-cell>
          <table:table-cell table:style-name="Table4.C2" office:value-type="string">
            <text:p text:style-name="P61">Result<text:bookmark text:name="0R6"/></text:p>
          </table:table-cell>
        </table:table-row>
        <table:table-row>
          <table:table-cell table:style-name="Table4.A4" office:value-type="string">
            <text:p text:style-name="P59"/>
          </table:table-cell>
          <table:table-cell table:style-name="Table4.A2" office:value-type="string">
            <text:p text:style-name="P60">Higher angle</text:p>
          </table:table-cell>
          <table:table-cell table:style-name="Table4.C2" office:value-type="string">
            <text:p text:style-name="P24"><text:bookmark text:name="0R7"/>See test 3 results </text:p>
          </table:table-cell>
        </table:table-row>
        <table:table-row>
          <table:table-cell table:style-name="Table4.A5" office:value-type="string">
            <text:p text:style-name="P59"/>
          </table:table-cell>
          <table:table-cell table:style-name="Table4.A2" office:value-type="string">
            <text:p text:style-name="P62">Release angle ( middle leg ) -15 <text:s/><text:span text:style-name="T28">degrees</text:span></text:p>
          </table:table-cell>
          <table:table-cell table:style-name="Table4.C2" office:value-type="string">
            <text:p text:style-name="P24">See test 3 results </text:p>
          </table:table-cell>
        </table:table-row>
        <table:table-row>
          <table:table-cell table:style-name="Table4.A5" office:value-type="string">
            <text:p text:style-name="P59"/>
          </table:table-cell>
          <table:table-cell table:style-name="Table4.A2" office:value-type="string">
            <text:p text:style-name="P62">Release angle ( middle leg ) -25 <text:s/><text:span text:style-name="T28">degrees</text:span></text:p>
          </table:table-cell>
          <table:table-cell table:style-name="Table4.C2" office:value-type="string">
            <text:p text:style-name="P24"><text:bookmark text:name="0R9"/>See test 3 results </text:p>
          </table:table-cell>
        </table:table-row>
        <table:table-row>
          <table:table-cell table:style-name="Table4.A5" office:value-type="string">
            <text:p text:style-name="P59"/>
          </table:table-cell>
          <table:table-cell table:style-name="Table4.A2" office:value-type="string">
            <text:p text:style-name="P62">Release angle ( middle leg ) -35 <text:s/><text:span text:style-name="T28">degrees</text:span></text:p>
          </table:table-cell>
          <table:table-cell table:style-name="Table4.C2" office:value-type="string">
            <text:p text:style-name="P24"><text:bookmark text:name="0R10"/>See test 3 results </text:p>
          </table:table-cell>
        </table:table-row>
        <table:table-row>
          <table:table-cell table:style-name="Table4.A5" office:value-type="string">
            <text:p text:style-name="P59"/>
          </table:table-cell>
          <table:table-cell table:style-name="Table4.A2" office:value-type="string">
            <text:p text:style-name="P62">Release angle ( middle leg ) -45 <text:s/><text:span text:style-name="T28">degrees</text:span></text:p>
          </table:table-cell>
          <table:table-cell table:style-name="Table4.C2" office:value-type="string">
            <text:p text:style-name="P24"><text:bookmark text:name="0R11"/>See test 3 results </text:p>
          </table:table-cell>
        </table:table-row>
        <table:table-row>
          <table:table-cell table:style-name="Table4.A5" office:value-type="string">
            <text:p text:style-name="P59"/>
          </table:table-cell>
          <table:table-cell table:style-name="Table4.A2" office:value-type="string">
            <text:p text:style-name="P60">Start <text:span text:style-name="T28">outside</text:span> legs at an angle of 0 <text:span text:style-name="T28">degrees</text:span> and just use the middle leg swinging to build up <text:span text:style-name="T28">momentum</text:span></text:p>
          </table:table-cell>
          <table:table-cell table:style-name="Table4.C2" office:value-type="string">
            <text:p text:style-name="P24"><text:bookmark text:name="0R12"/>Did not go well</text:p>
          </table:table-cell>
        </table:table-row>
        <table:table-row>
          <table:table-cell table:style-name="Table4.C2" office:value-type="string">
            <text:p text:style-name="P59"/>
          </table:table-cell>
          <table:table-cell table:style-name="Table4.A2" office:value-type="string">
            <text:p text:style-name="P60">Centre of mass</text:p>
          </table:table-cell>
          <table:table-cell table:style-name="Table4.C2" office:value-type="string">
            <text:p text:style-name="P24">Had no significant effect</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 svg:font-family="arial, sans, sans-serif"/>
    <style:font-face style:name="Tinos" svg:font-family="Tinos" style:font-family-generic="roman" style:font-pitch="variable"/>
    <style:font-face style:name="Arimo" svg:font-family="Arimo"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WW8Num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211a6e"/>
    </style:style>
    <style:style style:name="MT1" style:family="text">
      <style:text-properties officeooo:rsid="00211a6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avid Barnett 300313764<text:tab/>Assignment 2 PDW<text:tab/></text:span></text:p>
      </style:head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8-24T10:22:40.492880328</meta:creation-date>
    <dc:date>2014-08-26T15:16:29.890655687</dc:date>
    <dc:creator>David Barnett</dc:creator>
    <meta:editing-duration>PT17H19M30S</meta:editing-duration>
    <meta:editing-cycles>55</meta:editing-cycles>
    <meta:generator>LibreOffice/4.3.0.4$Linux_X86_64 LibreOffice_project/430m0$Build-4</meta:generator>
    <meta:document-statistic meta:table-count="8" meta:image-count="0" meta:object-count="0" meta:page-count="6" meta:paragraph-count="260" meta:word-count="1552" meta:character-count="8407" meta:non-whitespace-character-count="7075"/>
  </office:meta>
</office:document-meta>
</file>